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>
      <style:table-column-properties style:column-width="275.83937007874016pt" style:use-optimal-column-width="true"/>
    </style:style>
    <style:style style:name="ACOL-3" style:family="table-column"/>
    <style:style style:name="AROW-1" style:family="table-row">
      <style:table-row-properties style:row-height="12.840944881889765pt" style:use-optimal-row-height="true"/>
    </style:style>
    <style:style style:name="AROW-2" style:family="table-row">
      <style:table-row-properties style:row-height="13.407874015748032pt" style:use-optimal-row-height="true"/>
    </style:style>
    <style:style style:name="AROW-3" style:family="table-row">
      <style:table-row-properties style:row-height="39.75pt" style:use-optimal-row-height="fals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abelle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default-cell-style-name="ACE-22" table:style-name="ACOL-1" table:number-columns-repeated="4"/>
        <table:table-column table:style-name="ACOL-0" table:number-columns-repeated="122"/>
        <table:table-row table:style-name="AROW-1">
          <table:table-cell table:number-columns-repeated="2" table:style-name="Gnumeric-default"/>
          <table:table-cell table:number-columns-repeated="4" table:style-name="ACE-17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columns-spanned="4" table:style-name="ACE-1" office:value-type="string">
            <text:p>Modul, Main-Unit</text:p>
          </table:table-cell>
          <table:covered-table-cell table:number-columns-repeated="3"/>
          <table:table-cell table:style-name="ACE-18" office:value-type="string">
            <text:p>Test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2" office:value-type="string">
            <text:p>ruleOrganization:</text:p>
          </table:table-cell>
          <table:table-cell table:number-columns-repeated="4" table:style-name="ACE-19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3" office:value-type="string">
            <text:p>• 1:1 – Zuordnung: Jede Editieroperation wird durch ein Henshin-Modul implementiert</text:p>
          </table:table-cell>
          <table:table-cell table:number-rows-spanned="2" table:style-name="ACE-20" office:value-type="string">
            <text:p>M</text:p>
          </table:table-cell>
          <table:table-cell table:number-rows-spanned="2" table:style-name="ACE-20" office:value-type="string">
            <text:p>D</text:p>
          </table:table-cell>
          <table:table-cell table:number-rows-spanned="2" table:style-name="ACE-20"/>
          <table:table-cell table:number-rows-spanned="2" table:style-name="ACE-20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3" table:style-name="ACE-3" office:value-type="string">
            <text:p>• Dateiname: &lt;Name&gt;_execute.henshin (Ist das wirklich noch so? Wenn ja, wo verlassen wir uns auf diese Konvention?)</text:p>
          </table:table-cell>
          <table:table-cell table:number-rows-spanned="3" table:style-name="ACE-20" office:value-type="string">
            <text:p>R</text:p>
          </table:table-cell>
          <table:table-cell table:number-rows-spanned="3" table:style-name="ACE-20" office:value-type="string">
            <text:p>D</text:p>
          </table:table-cell>
          <table:table-cell table:number-rows-spanned="3" table:style-name="ACE-20"/>
          <table:table-cell table:number-rows-spanned="3" table:style-name="ACE-20"/>
          <table:table-cell table:number-columns-repeated="122" table:style-name="Gnumeric-default"/>
        </table:table-row>
        <table:table-row table:style-name="AROW-1" table:number-rows-repeated="2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3" table:style-name="ACE-3" office:value-type="string">
            <text:p>• Modul muss einen Namen haben = Eindeutiger Name der Editieroperation (Eindeutig innerhalb der RB oder eindeutig über alle Rbs für Modelltyp?). Bislang: &lt;Name&gt; (s. Oben)</text:p>
          </table:table-cell>
          <table:table-cell table:number-rows-spanned="3" table:style-name="ACE-20" office:value-type="string">
            <text:p>M</text:p>
          </table:table-cell>
          <table:table-cell table:number-rows-spanned="3" table:style-name="ACE-20" office:value-type="string">
            <text:p>D</text:p>
          </table:table-cell>
          <table:table-cell table:number-rows-spanned="3" table:style-name="ACE-20"/>
          <table:table-cell table:number-rows-spanned="3" table:style-name="ACE-20"/>
          <table:table-cell table:number-columns-repeated="122" table:style-name="Gnumeric-default"/>
        </table:table-row>
        <table:table-row table:style-name="AROW-1" table:number-rows-repeated="2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3" office:value-type="string">
            <text:p>• Modul sollte eine Beschreibung haben = <text:s/>Beschreibung der Editieroperation</text:p>
          </table:table-cell>
          <table:table-cell table:number-rows-spanned="2" table:style-name="ACE-21" office:value-type="string">
            <text:p>R</text:p>
          </table:table-cell>
          <table:table-cell table:number-rows-spanned="2" table:style-name="ACE-21" office:value-type="string">
            <text:p>D</text:p>
          </table:table-cell>
          <table:table-cell table:number-rows-spanned="2" table:style-name="ACE-20"/>
          <table:table-cell table:number-rows-spanned="2" table:style-name="ACE-20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2">
          <table:table-cell table:style-name="Gnumeric-default"/>
          <table:table-cell table:style-name="ACE-4" office:value-type="string">
            <text:p><text:span text:style-name="AC-weight700">mainUnit:</text:span> Genau eine Unit pro Modul. Name: mainUnit</text:p>
          </table:table-cell>
          <table:table-cell table:style-name="ACE-22" office:value-type="string">
            <text:p>M</text:p>
          </table:table-cell>
          <table:table-cell table:style-name="ACE-22" office:value-type="string">
            <text:p>D</text:p>
          </table:table-cell>
          <table:table-cell table:style-name="ACE-22" office:value-type="string">
            <text:p>QF</text:p>
          </table:table-cell>
          <table:table-cell table:style-name="ACE-22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3" table:style-name="ACE-5" office:value-type="string">
            <text:p><text:span text:style-name="AC-weight700">mainUnitType:</text:span> mainUnit muss vom Typ SequentialUnit sein (Momentan erlauben wir auch noch PriorityUnit, sollten wir <text:s/>aber verbieten)</text:p>
          </table:table-cell>
          <table:table-cell table:number-rows-spanned="3" table:style-name="ACE-22" office:value-type="string">
            <text:p>M</text:p>
          </table:table-cell>
          <table:table-cell table:number-rows-spanned="3" table:style-name="ACE-22" office:value-type="string">
            <text:p>K</text:p>
          </table:table-cell>
          <table:table-cell table:number-rows-spanned="3" table:style-name="ACE-22" office:value-type="string">
            <text:p>QF</text:p>
          </table:table-cell>
          <table:table-cell table:number-rows-spanned="3" table:style-name="ACE-22"/>
          <table:table-cell table:number-columns-repeated="122" table:style-name="Gnumeric-default"/>
        </table:table-row>
        <table:table-row table:style-name="AROW-1" table:number-rows-repeated="2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6" office:value-type="string">
            <text:p><text:span text:style-name="AC-weight700">mainUnitComposition</text:span>: mainUnit muss genau eine Henshin-Regel beinhalten</text:p>
          </table:table-cell>
          <table:table-cell table:number-rows-spanned="2" table:style-name="ACE-22" office:value-type="string">
            <text:p>M</text:p>
          </table:table-cell>
          <table:table-cell table:number-rows-spanned="2" table:style-name="ACE-22" office:value-type="string">
            <text:p>K</text:p>
          </table:table-cell>
          <table:table-cell table:number-rows-spanned="2" table:style-name="ACE-22"/>
          <table:table-cell table:number-rows-spanned="2" table:style-name="ACE-22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2">
          <table:table-cell table:style-name="Gnumeric-default"/>
          <table:table-cell table:style-name="ACE-7" office:value-type="string">
            <text:p><text:span text:style-name="AC-weight700">injectiveMatching:</text:span> Regel.injectiveMatching = true</text:p>
          </table:table-cell>
          <table:table-cell table:style-name="ACE-22" office:value-type="string">
            <text:p>R</text:p>
          </table:table-cell>
          <table:table-cell table:style-name="ACE-22" office:value-type="string">
            <text:p>K</text:p>
          </table:table-cell>
          <table:table-cell table:number-columns-repeated="2" table:style-name="ACE-22"/>
          <table:table-cell table:number-columns-repeated="122" table:style-name="Gnumeric-default"/>
        </table:table-row>
        <table:table-row table:style-name="AROW-2">
          <table:table-cell table:style-name="Gnumeric-default"/>
          <table:table-cell table:style-name="ACE-7" office:value-type="string">
            <text:p><text:span text:style-name="AC-weight700">checkDangling:</text:span> Regel.checkDangling = true</text:p>
          </table:table-cell>
          <table:table-cell table:style-name="ACE-22" office:value-type="string">
            <text:p>M</text:p>
          </table:table-cell>
          <table:table-cell table:style-name="ACE-22" office:value-type="string">
            <text:p>K</text:p>
          </table:table-cell>
          <table:table-cell table:style-name="ACE-22" office:value-type="string">
            <text:p>AF</text:p>
          </table:table-cell>
          <table:table-cell table:style-name="ACE-22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columns-spanned="4" table:style-name="ACE-1" office:value-type="string">
            <text:p>Parameter</text:p>
          </table:table-cell>
          <table:covered-table-cell table:number-columns-repeated="3"/>
          <table:table-cell table:style-name="ACE-18" office:value-type="string">
            <text:p>Test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2" office:value-type="string">
            <text:p>noUnusedParameters:</text:p>
          </table:table-cell>
          <table:table-cell table:number-rows-spanned="7" table:style-name="ACE-22" office:value-type="string">
            <text:p>Smell/M</text:p>
          </table:table-cell>
          <table:table-cell table:number-rows-spanned="7" table:style-name="ACE-22" office:value-type="string">
            <text:p>D</text:p>
          </table:table-cell>
          <table:table-cell table:number-rows-spanned="7" table:style-name="ACE-22"/>
          <table:table-cell table:number-rows-spanned="7" table:style-name="ACE-22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4" table:style-name="ACE-3" office:value-type="string">
            <text:p>• mainUnit: Alle Parameter der mainUnit müssen auf <text:s/>eine direkt darunter liegende Regel gemapped sein. <text:s/>Entweder als source eines ParameterMappings (IN- Parameter), oder als target eines ParameterMappings (OUT-Parameter)</text:p>
          </table:table-cell>
          <table:covered-table-cell table:number-columns-repeated="4"/>
          <table:table-cell table:number-columns-repeated="122" table:style-name="Gnumeric-default"/>
        </table:table-row>
        <table:table-row table:style-name="AROW-1" table:number-rows-repeated="2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3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3" office:value-type="string">
            <text:p>• Regeln: A Henshin-Rule parameter has to be used by <text:s/>a node or a attribute.</text:p>
          </table:table-cell>
          <table:covered-table-cell table:number-columns-repeated="4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5" office:value-type="string">
            <text:p><text:span text:style-name="AC-weight700">uniqueParameterNames:</text:span> The name of a parameter must be unique within its defining unit.</text:p>
          </table:table-cell>
          <table:table-cell table:number-rows-spanned="2" table:style-name="ACE-22"/>
          <table:table-cell table:number-rows-spanned="2" table:style-name="ACE-22"/>
          <table:table-cell table:number-rows-spanned="2" table:style-name="ACE-22"/>
          <table:table-cell table:number-rows-spanned="2" table:style-name="ACE-22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4" table:style-name="ACE-5" office:value-type="string">
            <text:p><text:span text:style-name="AC-weight700">mappedAllRuleObjectInParameters:</text:span> All Object-IN- Parameters of a Henshin Rule (an LHS node has the same <text:s/>identifier as the Henshin rule parameter) have to be mapped <text:s/>to a Main-Unit IN-Parameter.</text:p>
          </table:table-cell>
          <table:table-cell table:number-rows-spanned="4" table:style-name="ACE-22" office:value-type="string">
            <text:p>M/A</text:p>
          </table:table-cell>
          <table:table-cell table:number-rows-spanned="4" table:style-name="ACE-22" office:value-type="string">
            <text:p>K</text:p>
          </table:table-cell>
          <table:table-cell table:number-rows-spanned="4" table:style-name="ACE-22" office:value-type="string">
            <text:p>AF</text:p>
          </table:table-cell>
          <table:table-cell table:number-rows-spanned="4" table:style-name="ACE-22"/>
          <table:table-cell table:number-columns-repeated="122" table:style-name="Gnumeric-default"/>
        </table:table-row>
        <table:table-row table:style-name="AROW-1" table:number-rows-repeated="3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3" table:style-name="ACE-8" office:value-type="string">
            <text:p><text:span text:style-name="AC-weight700">mappedAllCreateNodes:</text:span> Alle &lt;&lt;create&gt;&gt;-Knoten einer <text:s/>Henshin-Regel müssen auf einen OUT-Paramter der <text:s/>mainUnit gemapped sein.</text:p>
          </table:table-cell>
          <table:table-cell table:number-rows-spanned="3" table:style-name="ACE-22" office:value-type="string">
            <text:p>M/A</text:p>
          </table:table-cell>
          <table:table-cell table:number-rows-spanned="3" table:style-name="ACE-22" office:value-type="string">
            <text:p>K</text:p>
          </table:table-cell>
          <table:table-cell table:number-rows-spanned="3" table:style-name="ACE-22" office:value-type="string">
            <text:p>AF/QF</text:p>
          </table:table-cell>
          <table:table-cell table:number-rows-spanned="3" table:style-name="ACE-22"/>
          <table:table-cell table:number-columns-repeated="122" table:style-name="Gnumeric-default"/>
        </table:table-row>
        <table:table-row table:style-name="AROW-1" table:number-rows-repeated="2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3" table:style-name="ACE-8" office:value-type="string">
            <text:p><text:span text:style-name="AC-weight700">mappedAllValueSettingParameters:</text:span> Alle Attribute eines <text:s/>&lt;&lt;create&gt;&gt;-Knotens einer Henshin-Regel müssen als Value- Parameter übergeben werden</text:p>
          </table:table-cell>
          <table:table-cell table:number-rows-spanned="3" table:style-name="ACE-22"/>
          <table:table-cell table:number-rows-spanned="3" table:style-name="ACE-22"/>
          <table:table-cell table:number-rows-spanned="3" table:style-name="ACE-22"/>
          <table:table-cell table:number-rows-spanned="3" table:style-name="ACE-22"/>
          <table:table-cell table:number-columns-repeated="122" table:style-name="Gnumeric-default"/>
        </table:table-row>
        <table:table-row table:style-name="AROW-1" table:number-rows-repeated="2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3" table:style-name="ACE-9" office:value-type="string">
            <text:p><text:span text:style-name="AC-weight700">correctParameterTyping:</text:span> Sofern ein Henshin-Regel- Parameter (und auch ein mainUnit-Paramter) eine statische <text:s/>Typ-Deklaration besitzt, muss er korrekt getypt sein. </text:p>
          </table:table-cell>
          <table:table-cell table:number-rows-spanned="7" table:style-name="ACE-22"/>
          <table:table-cell table:number-rows-spanned="7" table:style-name="ACE-22"/>
          <table:table-cell table:number-rows-spanned="7" table:style-name="ACE-22"/>
          <table:table-cell table:number-rows-spanned="7" table:style-name="ACE-22"/>
          <table:table-cell table:number-columns-repeated="122" table:style-name="Gnumeric-default"/>
        </table:table-row>
        <table:table-row table:style-name="AROW-1" table:number-rows-repeated="2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3" table:style-name="ACE-3" office:value-type="string">
            <text:p>• Object-Parameter: Statischer Typ des Parameters = <text:s/>Typ oder Supertyp des Knotens, auf welchen der <text:s/>Parameter gemapped wird.</text:p>
          </table:table-cell>
          <table:covered-table-cell table:number-columns-repeated="4"/>
          <table:table-cell table:number-columns-repeated="122" table:style-name="Gnumeric-default"/>
        </table:table-row>
        <table:table-row table:style-name="AROW-1" table:number-rows-repeated="2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10" office:value-type="string">
            <text:p>• Value-Parameter: Typ der Attribut-Definition</text:p>
          </table:table-cell>
          <table:covered-table-cell table:number-columns-repeated="4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3" table:style-name="ACE-8" office:value-type="string">
            <text:p><text:span text:style-name="AC-weight700">declaredAllVariables:</text:span> Wenn in einem Attributwert eine <text:s/>Variable benutzt wird, dann muss diese auch als Henshin <text:s/>Regel-Parameter deklariert werden</text:p>
          </table:table-cell>
          <table:table-cell table:number-rows-spanned="3" table:style-name="ACE-22"/>
          <table:table-cell table:number-rows-spanned="3" table:style-name="ACE-22"/>
          <table:table-cell table:number-rows-spanned="3" table:style-name="ACE-22"/>
          <table:table-cell table:number-rows-spanned="3" table:style-name="ACE-22"/>
          <table:table-cell table:number-columns-repeated="122" table:style-name="Gnumeric-default"/>
        </table:table-row>
        <table:table-row table:style-name="AROW-1" table:number-rows-repeated="2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columns-spanned="4" table:style-name="ACE-11" office:value-type="string">
            <text:p>Henshin-Rules (Internal Structure)</text:p>
          </table:table-cell>
          <table:covered-table-cell table:number-columns-repeated="3"/>
          <table:table-cell table:style-name="ACE-18" office:value-type="string">
            <text:p>Test</text:p>
          </table:table-cell>
          <table:table-cell table:number-columns-repeated="122" table:style-name="Gnumeric-default"/>
        </table:table-row>
        <table:table-row table:style-name="AROW-2">
          <table:table-cell table:style-name="Gnumeric-default"/>
          <table:table-cell table:style-name="ACE-12" office:value-type="string">
            <text:p><text:span text:style-name="AC-weight700">consistentEOpposite:</text:span> Every opposite edge should be </text:p>
          </table:table-cell>
          <table:table-cell table:number-rows-spanned="5" table:style-name="ACE-22" office:value-type="string">
            <text:p>M</text:p>
          </table:table-cell>
          <table:table-cell table:number-rows-spanned="5" table:style-name="ACE-22" office:value-type="string">
            <text:p>K</text:p>
          </table:table-cell>
          <table:table-cell table:number-rows-spanned="5" table:style-name="ACE-22" office:value-type="string">
            <text:p>AF</text:p>
          </table:table-cell>
          <table:table-cell table:number-rows-spanned="5" table:style-name="ACE-22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13" office:value-type="string">
            <text:p>contained in the rule. </text:p>
          </table:table-cell>
          <table:covered-table-cell table:number-columns-repeated="4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13" office:value-type="string">
            <text:p>• &lt;&lt;delete&gt;&gt;: ERROR</text:p>
          </table:table-cell>
          <table:covered-table-cell table:number-columns-repeated="4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13" office:value-type="string">
            <text:p>• &lt;&lt;create&gt;&gt;: WARNING </text:p>
          </table:table-cell>
          <table:covered-table-cell table:number-columns-repeated="4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10" office:value-type="string">
            <text:p>• all others: Ignore</text:p>
          </table:table-cell>
          <table:covered-table-cell table:number-columns-repeated="4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2" office:value-type="string">
            <text:p>derivedEdges:</text:p>
          </table:table-cell>
          <table:table-cell table:number-columns-repeated="4" table:style-name="ACE-19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13" office:value-type="string">
            <text:p>• derived &lt;&lt;delete&gt;&gt; edge: Not allowed (ERROR)</text:p>
          </table:table-cell>
          <table:table-cell table:style-name="ACE-20" office:value-type="string">
            <text:p>M/H?</text:p>
          </table:table-cell>
          <table:table-cell table:style-name="ACE-20" office:value-type="string">
            <text:p>K</text:p>
          </table:table-cell>
          <table:table-cell table:number-columns-repeated="2" table:style-name="ACE-20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13" office:value-type="string">
            <text:p>• derived &lt;&lt;create&gt;&gt; edge: Not allowed (ERROR)</text:p>
          </table:table-cell>
          <table:table-cell table:style-name="ACE-20" office:value-type="string">
            <text:p>M/H?</text:p>
          </table:table-cell>
          <table:table-cell table:style-name="ACE-20" office:value-type="string">
            <text:p>K</text:p>
          </table:table-cell>
          <table:table-cell table:number-columns-repeated="2" table:style-name="ACE-20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3" office:value-type="string">
            <text:p>• derived &lt;&lt;preserve&gt;&gt; edge: Allowed but <text:s/>discouraged (WARNING)</text:p>
          </table:table-cell>
          <table:table-cell table:number-rows-spanned="2" table:style-name="ACE-20" office:value-type="string">
            <text:p>M/A</text:p>
          </table:table-cell>
          <table:table-cell table:number-rows-spanned="2" table:style-name="ACE-20" office:value-type="string">
            <text:p>K</text:p>
          </table:table-cell>
          <table:table-cell table:number-rows-spanned="2" table:style-name="ACE-20"/>
          <table:table-cell table:number-rows-spanned="2" table:style-name="ACE-20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3" office:value-type="string">
            <text:p>• derived &lt;&lt;forbid&gt;&gt; edge: Allowed but discouraged <text:s/>(WARNING)</text:p>
          </table:table-cell>
          <table:table-cell table:number-rows-spanned="2" table:style-name="ACE-20" office:value-type="string">
            <text:p>M/A</text:p>
          </table:table-cell>
          <table:table-cell table:number-rows-spanned="2" table:style-name="ACE-20" office:value-type="string">
            <text:p>K</text:p>
          </table:table-cell>
          <table:table-cell table:number-rows-spanned="2" table:style-name="ACE-20"/>
          <table:table-cell table:number-rows-spanned="2" table:style-name="ACE-20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14" office:value-type="string">
            <text:p>• derived &lt;&lt;required&gt;&gt; edge: Allowed but <text:s/>discouraged (WARNING)</text:p>
          </table:table-cell>
          <table:table-cell table:number-rows-spanned="2" table:style-name="ACE-21" office:value-type="string">
            <text:p>M/A</text:p>
          </table:table-cell>
          <table:table-cell table:number-rows-spanned="2" table:style-name="ACE-21" office:value-type="string">
            <text:p>K</text:p>
          </table:table-cell>
          <table:table-cell table:number-rows-spanned="2" table:style-name="ACE-21"/>
          <table:table-cell table:number-rows-spanned="2" table:style-name="ACE-21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8" office:value-type="string">
            <text:p><text:span text:style-name="AC-weight700">atLeastOneAction:</text:span> At least one Action must be performed <text:s/>by an EditRule.</text:p>
          </table:table-cell>
          <table:table-cell table:number-rows-spanned="2" table:style-name="ACE-22"/>
          <table:table-cell table:number-rows-spanned="2" table:style-name="ACE-22"/>
          <table:table-cell table:number-rows-spanned="2" table:style-name="ACE-22"/>
          <table:table-cell table:number-rows-spanned="2" table:style-name="ACE-22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columns-spanned="4" table:style-name="ACE-1" office:value-type="string">
            <text:p>Application Conditions (NACs/PACs)</text:p>
          </table:table-cell>
          <table:covered-table-cell table:number-columns-repeated="3"/>
          <table:table-cell table:style-name="ACE-18" office:value-type="string">
            <text:p>Test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8" office:value-type="string">
            <text:p><text:span text:style-name="AC-weight700">acComposition:</text:span> All application conditions must be <text:s/>composed by AND operators.</text:p>
          </table:table-cell>
          <table:table-cell table:number-rows-spanned="2" table:style-name="ACE-22" office:value-type="string">
            <text:p>M</text:p>
          </table:table-cell>
          <table:table-cell table:number-rows-spanned="2" table:style-name="ACE-22" office:value-type="string">
            <text:p>K</text:p>
          </table:table-cell>
          <table:table-cell table:number-rows-spanned="2" table:style-name="ACE-22"/>
          <table:table-cell table:number-rows-spanned="2" table:style-name="ACE-22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8" office:value-type="string">
            <text:p><text:span text:style-name="AC-weight700">acBoundaries:</text:span> Only LHS &lt;&lt; preserved &gt;&gt; nodes may serve as boundary nodes of an application condition.</text:p>
          </table:table-cell>
          <table:table-cell table:number-rows-spanned="2" table:style-name="ACE-22" office:value-type="string">
            <text:p>M</text:p>
          </table:table-cell>
          <table:table-cell table:number-rows-spanned="2" table:style-name="ACE-22" office:value-type="string">
            <text:p>K</text:p>
          </table:table-cell>
          <table:table-cell table:number-rows-spanned="2" table:style-name="ACE-22"/>
          <table:table-cell table:number-rows-spanned="2" table:style-name="ACE-22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8" office:value-type="string">
            <text:p><text:span text:style-name="AC-weight700">lhsBoundaries:</text:span> Only LHS boundary nodes may be embedded into the AC graph.</text:p>
          </table:table-cell>
          <table:table-cell table:number-rows-spanned="2" table:style-name="ACE-22" office:value-type="string">
            <text:p>M</text:p>
          </table:table-cell>
          <table:table-cell table:number-rows-spanned="2" table:style-name="ACE-22" office:value-type="string">
            <text:p>D</text:p>
          </table:table-cell>
          <table:table-cell table:number-rows-spanned="2" table:style-name="ACE-22" office:value-type="string">
            <text:p>AF</text:p>
          </table:table-cell>
          <table:table-cell table:number-rows-spanned="2" table:style-name="ACE-22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8" office:value-type="string">
            <text:p><text:span text:style-name="AC-weight700">noAcBoundaryAttributes:</text:span> Boundary nodes of an attribute <text:s/>must not have attributes</text:p>
          </table:table-cell>
          <table:table-cell table:number-rows-spanned="2" table:style-name="ACE-22" office:value-type="string">
            <text:p>M</text:p>
          </table:table-cell>
          <table:table-cell table:number-rows-spanned="2" table:style-name="ACE-22" office:value-type="string">
            <text:p>D</text:p>
          </table:table-cell>
          <table:table-cell table:number-rows-spanned="2" table:style-name="ACE-22" office:value-type="string">
            <text:p>AF</text:p>
          </table:table-cell>
          <table:table-cell table:number-rows-spanned="2" table:style-name="ACE-22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columns-spanned="4" table:style-name="ACE-1" office:value-type="string">
            <text:p>Multi-Rules</text:p>
          </table:table-cell>
          <table:covered-table-cell table:number-columns-repeated="3"/>
          <table:table-cell table:style-name="ACE-18" office:value-type="string">
            <text:p>Test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9" office:value-type="string">
            <text:p>Eine Multi-Regel muss ein vollständiges Abbild der Kernel- Regel enthalten (Nodes, Edges, Attributes, Parameters)</text:p>
          </table:table-cell>
          <table:table-cell table:number-rows-spanned="6" table:style-name="ACE-22" office:value-type="string">
            <text:p>M/H?</text:p>
          </table:table-cell>
          <table:table-cell table:number-rows-spanned="6" table:style-name="ACE-22" office:value-type="string">
            <text:p>D/K?</text:p>
          </table:table-cell>
          <table:table-cell table:number-rows-spanned="6" table:style-name="ACE-22" office:value-type="string">
            <text:p>AF/QF</text:p>
          </table:table-cell>
          <table:table-cell table:number-rows-spanned="6" table:style-name="ACE-22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15" office:value-type="string">
            <text:p>multiRuleNodeEmbedding</text:p>
          </table:table-cell>
          <table:covered-table-cell table:number-columns-repeated="4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15" office:value-type="string">
            <text:p>multiRuleEdgeEmbedding</text:p>
          </table:table-cell>
          <table:covered-table-cell table:number-columns-repeated="4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15" office:value-type="string">
            <text:p>multiRuleAttributeEmbedding</text:p>
          </table:table-cell>
          <table:covered-table-cell table:number-columns-repeated="4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16" office:value-type="string">
            <text:p>multiRuleParameterEmbedding</text:p>
          </table:table-cell>
          <table:covered-table-cell table:number-columns-repeated="4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8" office:value-type="string">
            <text:p><text:span text:style-name="AC-weight700">uniqueMultiMappings:</text:span> The mapping between Multi- and <text:s/>Kernel-Rule nodes should be one-to-one. </text:p>
          </table:table-cell>
          <table:table-cell table:number-rows-spanned="2" table:style-name="ACE-22" office:value-type="string">
            <text:p>M/H? Smell?</text:p>
          </table:table-cell>
          <table:table-cell table:number-rows-spanned="2" table:style-name="ACE-22" office:value-type="string">
            <text:p>D</text:p>
          </table:table-cell>
          <table:table-cell table:number-rows-spanned="2" table:style-name="ACE-22" office:value-type="string">
            <text:p>AF</text:p>
          </table:table-cell>
          <table:table-cell table:number-rows-spanned="2" table:style-name="ACE-22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5" table:style-name="ACE-8" office:value-type="string">
            <text:p>Deterministische Anwendung von Editierregeln, wenn <text:s/>Aufrufargumente für alle mainUnit-Parameter übergeben <text:s/>werden. Anders formuliert: Der durch die <text:s/>Aufrufargumente <text:s/>resultierende Pre-Match muss entweder eindeutig oder gar <text:s/>nicht zu einem Complete-Match vervollständigt werden.</text:p>
          </table:table-cell>
          <table:table-cell table:number-rows-spanned="5" table:style-name="ACE-22" office:value-type="string">
            <text:p>M</text:p>
          </table:table-cell>
          <table:table-cell table:number-rows-spanned="5" table:style-name="ACE-22" office:value-type="string">
            <text:p>K</text:p>
          </table:table-cell>
          <table:table-cell table:number-rows-spanned="5" table:style-name="ACE-22"/>
          <table:table-cell table:number-rows-spanned="5" table:style-name="ACE-22"/>
          <table:table-cell table:number-columns-repeated="122" table:style-name="Gnumeric-default"/>
        </table:table-row>
        <table:table-row table:style-name="AROW-1" table:number-rows-repeated="4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8" office:value-type="string">
            <text:p>Durch Anwendung von mandatory/atomic Rules dürfen <text:s/>keine transienten Effekte entstehen</text:p>
          </table:table-cell>
          <table:table-cell table:number-rows-spanned="2" table:style-name="ACE-22" office:value-type="string">
            <text:p>M</text:p>
          </table:table-cell>
          <table:table-cell table:number-rows-spanned="2" table:style-name="ACE-22" office:value-type="string">
            <text:p>K</text:p>
          </table:table-cell>
          <table:table-cell table:number-rows-spanned="2" table:style-name="ACE-22"/>
          <table:table-cell table:number-rows-spanned="2" table:style-name="ACE-22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12" office:value-type="string">
            <text:p>Vollständigkeit von mandatory Ruleset: </text:p>
          </table:table-cell>
          <table:table-cell table:number-rows-spanned="5" table:style-name="ACE-22" office:value-type="string">
            <text:p>M</text:p>
          </table:table-cell>
          <table:table-cell table:number-rows-spanned="5" table:style-name="ACE-22" office:value-type="string">
            <text:p>K</text:p>
          </table:table-cell>
          <table:table-cell table:number-rows-spanned="5" table:style-name="ACE-22"/>
          <table:table-cell table:number-rows-spanned="5" table:style-name="ACE-22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3" office:value-type="string">
            <text:p>• Jedes zum Metamodell konforme Modell muss durch <text:s/>Anwendung von Regeln dieser Menge erzeugbar sein.</text:p>
          </table:table-cell>
          <table:covered-table-cell table:number-columns-repeated="4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14" office:value-type="string">
            <text:p>• Jedes zum Metamodell konforme Modell muss durch <text:s/>Anwendung von Regeln dieser Menge abbaubar sein.</text:p>
          </table:table-cell>
          <table:covered-table-cell table:number-columns-repeated="4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 table:number-columns-repeated="5"/>
          <table:table-cell table:number-columns-repeated="122" table:style-name="Gnumeric-default"/>
        </table:table-row>
        <table:table-row table:style-name="AROW-1" table:number-rows-repeated="2">
          <table:table-cell table:number-columns-repeated="2" table:style-name="Gnumeric-default"/>
          <table:table-cell table:number-columns-repeated="4" table:style-name="ACE-17"/>
          <table:table-cell table:number-columns-repeated="122" table:style-name="Gnumeric-default"/>
        </table:table-row>
        <table:table-row table:style-name="AROW-0" table:number-rows-repeated="28">
          <table:table-cell table:number-columns-repeated="128" table:style-name="Gnumeric-default"/>
        </table:table-row>
        <table:named-expressions>
          <table:named-expression table:name="Print_Area" table:expression="of:=#BEZUG!" table:base-cell-address="$'Tabelle1'.$A$1"/>
          <table:named-expression table:name="Sheet_Title" table:expression="of:=&quot;Tabelle1&quot;" table:base-cell-address="$'Tabelle1'.$A$1"/>
        </table:named-expressions>
        <gnm:selections gnm:cursor-col="1" gnm:cursor-row="29">
          <gnm:selection gnm:start-col="1" gnm:start-row="29" gnm:end-col="1" gnm:end-row="3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Tabelle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8-21T07:01:50Z</dc:date>
    <meta:creation-date>2014-08-20T06:41:34Z</meta:creation-date>
    <meta:editing-cycles>2</meta:editing-cycles>
    <meta:editing-duration>PT17M7S</meta:editing-duration>
    <meta:generator>gnumeric/1.12.17</meta:generator>
  </office:meta>
</office:document-meta>
</file>